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1" calcext:value-type="float">
            <text:p>1471</text:p>
          </table:table-cell>
          <table:table-cell table:style-name="ce7" table:formula="of:=COUNTIF([.B7:.B999998];&quot;X&quot;)" office:value-type="float" office:value="1280" calcext:value-type="float">
            <text:p>128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5" calcext:value-type="float">
            <text:p>15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3" table:number-rows-repeated="104709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20:32:43.4653215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2T20:34:09.512688800</dc:date>
    <meta:editing-duration>P1DT14H12M25S</meta:editing-duration>
    <meta:editing-cycles>1462</meta:editing-cycles>
    <meta:document-statistic meta:table-count="1" meta:cell-count="8883" meta:object-count="0"/>
  </office:meta>
</office:document-meta>
</file>